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Standard">
      <style:paragraph-properties fo:background-color="#ccffff">
        <style:tab-stops>
          <style:tab-stop style:position="0.953cm"/>
          <style:tab-stop style:position="1.905cm"/>
          <style:tab-stop style:position="2.858cm"/>
          <style:tab-stop style:position="3.81cm"/>
        </style:tab-stops>
        <style:background-image/>
      </style:paragraph-properties>
    </style:style>
    <style:style style:name="P3" style:family="paragraph" style:parent-style-name="Standard">
      <style:paragraph-properties fo:background-color="#ccffff">
        <style:tab-stops>
          <style:tab-stop style:position="0.953cm"/>
          <style:tab-stop style:position="1.905cm"/>
          <style:tab-stop style:position="2.858cm"/>
          <style:tab-stop style:position="3.81cm"/>
        </style:tab-stops>
        <style:background-image/>
      </style:paragraph-properties>
      <style:text-properties style:font-name="Courier New" fo:font-size="10pt" fo:font-weight="bold" style:font-size-asian="10pt" style:font-weight-asian="bold" style:font-name-complex="Courier New" style:font-size-complex="10pt" style:text-scale="90%"/>
    </style:style>
    <style:style style:name="P4" style:family="paragraph" style:parent-style-name="Standard">
      <style:paragraph-properties fo:background-color="#ccffff">
        <style:tab-stops>
          <style:tab-stop style:position="0.953cm"/>
          <style:tab-stop style:position="1.905cm"/>
          <style:tab-stop style:position="2.858cm"/>
          <style:tab-stop style:position="3.81cm"/>
        </style:tab-stops>
        <style:background-image/>
      </style:paragraph-properties>
      <style:text-properties style:font-name="Courier New" fo:font-size="10pt" style:font-size-asian="10pt" style:font-name-complex="Courier New" style:font-size-complex="10pt" style:text-scale="90%"/>
    </style:style>
    <style:style style:name="P5" style:family="paragraph" style:parent-style-name="Standard" style:master-page-name="Standard">
      <style:paragraph-properties style:page-number="auto" fo:background-color="#ccffff">
        <style:tab-stops>
          <style:tab-stop style:position="0.953cm"/>
          <style:tab-stop style:position="1.905cm"/>
          <style:tab-stop style:position="2.858cm"/>
          <style:tab-stop style:position="3.81cm"/>
        </style:tab-stops>
        <style:background-image/>
      </style:paragraph-properties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text-scale="90%"/>
    </style:style>
    <style:style style:name="P6" style:family="paragraph" style:parent-style-name="Standard">
      <style:paragraph-properties fo:background-color="#ccffff">
        <style:tab-stops>
          <style:tab-stop style:position="0.953cm"/>
          <style:tab-stop style:position="1.905cm"/>
          <style:tab-stop style:position="2.858cm"/>
          <style:tab-stop style:position="3.81cm"/>
        </style:tab-stops>
        <style:background-image/>
      </style:paragraph-properties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text-scale="90%"/>
    </style:style>
    <style:style style:name="P7" style:family="paragraph" style:parent-style-name="Standard">
      <style:paragraph-properties fo:background-color="#ccffff">
        <style:tab-stops>
          <style:tab-stop style:position="0.953cm"/>
          <style:tab-stop style:position="1.905cm"/>
          <style:tab-stop style:position="2.858cm"/>
          <style:tab-stop style:position="3.81cm"/>
        </style:tab-stops>
        <style:background-image/>
      </style:paragraph-properties>
      <style:text-properties style:font-name="Courier New" fo:font-size="10pt" fo:font-weight="bold" style:font-size-asian="10pt" style:font-weight-asian="bold" style:font-name-complex="Courier New" style:font-size-complex="10pt" style:text-scale="90%"/>
    </style:style>
    <style:style style:name="P8" style:family="paragraph" style:parent-style-name="Standard">
      <style:paragraph-properties fo:background-color="#ccffff">
        <style:tab-stops>
          <style:tab-stop style:position="0.953cm"/>
          <style:tab-stop style:position="1.905cm"/>
          <style:tab-stop style:position="2.858cm"/>
          <style:tab-stop style:position="3.81cm"/>
        </style:tab-stops>
        <style:background-image/>
      </style:paragraph-properties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/>
    </style:style>
    <style:style style:name="T1" style:family="text">
      <style:text-properties style:font-name="Courier New" fo:font-size="10pt" style:font-size-asian="10pt" style:font-name-complex="Courier New" style:font-size-complex="10pt" style:text-scale="90%"/>
    </style:style>
    <style:style style:name="T2" style:family="text">
      <style:text-properties style:font-name="Courier New" fo:font-size="10pt" fo:font-weight="bold" style:font-size-asian="10pt" style:font-weight-asian="bold" style:font-name-complex="Courier New" style:font-size-complex="10pt" style:text-scale="90%"/>
    </style:style>
    <style:style style:name="T3" style:family="text">
      <style:text-properties style:font-name="Wingdings" fo:font-size="10pt" style:font-size-asian="10pt" style:font-size-complex="10pt" style:text-scale="90%"/>
    </style:style>
    <style:style style:name="T4" style:family="text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 style:text-scale="90%"/>
    </style:style>
    <style:style style:name="T5" style:family="text"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 style:text-scale="90%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Marco1" text:anchor-type="char" svg:x="0.235cm" svg:y="0.192cm" svg:width="17.461cm" svg:height="1.681cm" draw:z-index="0"><draw:text-box><text:p text:style-name="P1">IES Celia Viñas - 1º ASI – Fundamentos de programación</text:p><text:p text:style-name="P9">Una solución modular para el ejercicio obligatorio de programación estructurada:</text:p><text:p text:style-name="P10">convertir números a letras</text:p></draw:text-box></draw:frame></text:p>
      <text:p text:style-name="P6"/>
      <text:p text:style-name="P6"/>
      <text:p text:style-name="P6"/>
      <text:p text:style-name="P2"><text:span text:style-name="T2"/></text:p>
      <text:p text:style-name="P2"><text:span text:style-name="T2">algoritmo</text:span><text:span text:style-name="T1"> escribir_números</text:span></text:p>
      <text:p text:style-name="P3">variables </text:p>
      <text:p text:style-name="P4"><text:tab/>numero es entero</text:p>
      <text:p text:style-name="P4"><text:tab/>unid, dec, cent son enteros <text:s text:c="2"/>/* Unidades, decenas, centenas */</text:p>
      <text:p text:style-name="P4"><text:tab/>umill, dmill son enteros <text:s text:c="5"/>/* Unidades de millar y decenas de millar*/</text:p>
      <text:p text:style-name="P3">inicio</text:p>
      <text:p text:style-name="P4"><text:tab/>escribir("Introduzca un número entero (máximo 5 cifras)")</text:p>
      <text:p text:style-name="P4"><text:tab/>leer(numero)</text:p>
      <text:p text:style-name="P4"><text:tab/>extraer_digitos(numero,&amp;unid,&amp;dec,&amp;cent,&amp;umill,&amp;dmill) <text:s/>/* Separar el nº en dígitos */</text:p>
      <text:p text:style-name="P4"><text:tab/>escribir_dec_millar(umill, dmill) </text:p>
      <text:p text:style-name="P4"><text:tab/>escribir_uni_millar(umill, dmill)</text:p>
      <text:p text:style-name="P4"><text:tab/>escribir_centenas(unid, dec, cent)</text:p>
      <text:p text:style-name="P4"><text:tab/>escribir_decenas(unid, dec)</text:p>
      <text:p text:style-name="P4"><text:tab/>escribir_unidades(unid, dec)</text:p>
      <text:p text:style-name="P3">fin</text:p>
      <text:p text:style-name="P4"/>
      <text:p text:style-name="P4">/* Extraer los dígitos del número mediante divisiones sucesivas */</text:p>
      <text:p text:style-name="P2"><text:span text:style-name="T2">procedimiento</text:span><text:span text:style-name="T1"> extraer_digitos(numero es entero, *U es entero, *D es entero,</text:span></text:p>
      <text:p text:style-name="P4"><text:s text:c="30"/>*C es entero, *UM es entero, *DM es entero)</text:p>
      <text:p text:style-name="P3">inicio</text:p>
      <text:p text:style-name="P2"><text:span text:style-name="T1"><text:tab/>DM = numero </text:span><text:span text:style-name="T2">div</text:span><text:span text:style-name="T1"> 10000 <text:s text:c="13"/>/* Extraer decenas de millar */</text:span></text:p>
      <text:p text:style-name="P4"><text:tab/>numero = numero – (DM * 10000) <text:s text:c="4"/>/* Extraer unidades de millar */</text:p>
      <text:p text:style-name="P2"><text:span text:style-name="T1"><text:tab/>UM = numero </text:span><text:span text:style-name="T2">div</text:span><text:span text:style-name="T1"> 1000</text:span></text:p>
      <text:p text:style-name="P4"><text:tab/>numero = numero – (UM * 1000) <text:s text:c="5"/>/* Extraer centenas */</text:p>
      <text:p text:style-name="P2"><text:span text:style-name="T1"><text:tab/>C = numero </text:span><text:span text:style-name="T2">div</text:span><text:span text:style-name="T1"> 100</text:span></text:p>
      <text:p text:style-name="P4"><text:tab/>numero = numero – (C * 100) <text:s text:c="7"/>/* Extraer decenas */</text:p>
      <text:p text:style-name="P2"><text:span text:style-name="T1"><text:tab/>D = numero </text:span><text:span text:style-name="T2">div</text:span><text:span text:style-name="T1"> 10</text:span></text:p>
      <text:p text:style-name="P4"><text:tab/>numero = numero – (D * 10) <text:s text:c="8"/>/* Extraer unidades */</text:p>
      <text:p text:style-name="P4"><text:tab/>UM = numero</text:p>
      <text:p text:style-name="P3">fin</text:p>
      <text:p text:style-name="P4"/>
      <text:p text:style-name="P4">/* Escribir las decenas de millar. Se escriben igual que las decenas convencionales */</text:p>
      <text:p text:style-name="P2"><text:span text:style-name="T2">procedimiento</text:span><text:span text:style-name="T1"> escribir_dec_millar(umill es entero, dmill es entero)</text:span></text:p>
      <text:p text:style-name="P3">inicio</text:p>
      <text:p text:style-name="P4"><text:tab/>escribir_decenas(umill, dmill)<text:tab/>/* Reutilizamos la función escribir_decenas */</text:p>
      <text:p text:style-name="P3">fin</text:p>
      <text:p text:style-name="P3"/>
      <text:p text:style-name="P2"><text:span text:style-name="T1">/* Escribir unid. de millar. Se escriben como las unidades convencionales, seguidas de la palabra "mil". Hay varias excepciones. Cuando la unidad de millar es 1 se escribe diferente si hay decenas de millar ("un mil" </text:span><text:span text:style-name="T3"></text:span><text:span text:style-name="T1"> 31050) que si no las hay ("mil" </text:span><text:span text:style-name="T3"></text:span><text:span text:style-name="T1"> 1050). En otro caso (30050, 32050), se escribe la unidad seguida de la palabra "mil" */</text:span></text:p>
      <text:p text:style-name="P2"><text:span text:style-name="T2">procedimiento</text:span><text:span text:style-name="T1"> escribir_uni_millar(umill es entero, dmill es entero)</text:span></text:p>
      <text:p text:style-name="P3">inicio</text:p>
      <text:p text:style-name="P2"><text:span text:style-name="T1"><text:tab/></text:span><text:span text:style-name="T2">si</text:span><text:span text:style-name="T1"> (umill == 1) </text:span><text:span text:style-name="T2">entonces<text:tab/><text:tab/></text:span><text:span text:style-name="T5">/* Casos especiales */</text:span></text:p>
      <text:p text:style-name="P3"><text:tab/>inicio</text:p>
      <text:p text:style-name="P2"><text:span text:style-name="T2"><text:tab/><text:tab/>si </text:span><text:span text:style-name="T1">(dmill &gt; 1)</text:span><text:span text:style-name="T2"> entonces</text:span><text:span text:style-name="T1"><text:tab/></text:span><text:span text:style-name="T5">/* 21xxx, 31xxx, 41xxx, etc... */</text:span></text:p>
      <text:p text:style-name="P4"><text:tab/><text:tab/> <text:s text:c="2"/>escribir(" un mil ")</text:p>
      <text:p text:style-name="P2"><text:span text:style-name="T1"><text:tab/><text:tab/></text:span><text:span text:style-name="T2">si_no</text:span></text:p>
      <text:p text:style-name="P2"><text:span text:style-name="T1"><text:tab/><text:tab/> <text:s text:c="2"/>escribir(" mil ")<text:tab/><text:tab/></text:span><text:span text:style-name="T5">/* 11xxx, 1xxx */</text:span></text:p>
      <text:p text:style-name="P2"><text:span text:style-name="T1"><text:tab/></text:span><text:span text:style-name="T2">fin</text:span></text:p>
      <text:p text:style-name="P2"><text:span text:style-name="T1"><text:tab/></text:span><text:span text:style-name="T2">si_no<text:tab/><text:tab/><text:tab/><text:tab/><text:tab/></text:span><text:span text:style-name="T1">/* Casos generales */</text:span></text:p>
      <text:p text:style-name="P2"><text:span text:style-name="T1"><text:tab/></text:span><text:span text:style-name="T2">inicio</text:span></text:p>
      <text:p text:style-name="P4"><text:tab/><text:tab/>escribir_unidades(umill, dmill)</text:p>
      <text:p text:style-name="P2"><text:span text:style-name="T1"><text:tab/><text:tab/></text:span><text:span text:style-name="T4">si</text:span><text:span text:style-name="T5"> (umill !=0) </text:span><text:span text:style-name="T4">y</text:span><text:span text:style-name="T5"> (dmill !=0) </text:span><text:span text:style-name="T4">entonces</text:span></text:p>
      <text:p text:style-name="P4"><text:s text:c="14"/>escribir(" mil ")</text:p>
      <text:p text:style-name="P2"><text:span text:style-name="T1"><text:tab/></text:span><text:span text:style-name="T2">fin</text:span></text:p>
      <text:p text:style-name="P3">fin</text:p>
      <text:p text:style-name="P3"/>
      <text:p text:style-name="P4">/* Escribe las centenas. La única excepción es 100 */</text:p>
      <text:p text:style-name="P2"><text:span text:style-name="T2">procedimiento</text:span><text:span text:style-name="T1"> escribir_centenas(unid es entero, dec es entero, cent es entero)</text:span></text:p>
      <text:p text:style-name="P3">inicio</text:p>
      <text:p text:style-name="P2"><text:soft-page-break/><text:span text:style-name="T1"><text:tab/></text:span><text:span text:style-name="T2">si</text:span><text:span text:style-name="T1"> (unid == 0) </text:span><text:span text:style-name="T2">y</text:span><text:span text:style-name="T1"> (dec == 0) </text:span><text:span text:style-name="T2">y</text:span><text:span text:style-name="T1"> (cent == 1) </text:span><text:span text:style-name="T2">entonces<text:tab/></text:span><text:span text:style-name="T1">/* Caso excepcional */</text:span></text:p>
      <text:p text:style-name="P4"><text:tab/><text:tab/>escribir ("cien")</text:p>
      <text:p text:style-name="P2"><text:span text:style-name="T1"><text:tab/></text:span><text:span text:style-name="T2">si_no<text:tab/><text:tab/><text:tab/><text:tab/><text:tab/><text:tab/><text:tab/></text:span><text:span text:style-name="T1"><text:tab/>/* Caso general */</text:span></text:p>
      <text:p text:style-name="P2"><text:span text:style-name="T1"><text:tab/><text:tab/></text:span><text:span text:style-name="T2">según</text:span><text:span text:style-name="T1"> (cent) </text:span><text:span text:style-name="T2">hacer</text:span></text:p>
      <text:p text:style-name="P2"><text:span text:style-name="T1"><text:tab/><text:tab/></text:span><text:span text:style-name="T2">inicio</text:span></text:p>
      <text:p text:style-name="P4"><text:tab/><text:tab/><text:tab/>1: escribir("ciento")</text:p>
      <text:p text:style-name="P4"><text:tab/><text:tab/><text:tab/>2: escribir("doscientos")</text:p>
      <text:p text:style-name="P4"><text:tab/><text:tab/><text:tab/>3: escribir("trescientos")</text:p>
      <text:p text:style-name="P2"><text:span text:style-name="T1"><text:tab/><text:tab/><text:tab/></text:span><text:span text:style-name="T2">...</text:span></text:p>
      <text:p text:style-name="P4"><text:tab/><text:tab/><text:tab/>9: escribir("novecientos")</text:p>
      <text:p text:style-name="P2"><text:span text:style-name="T1"><text:tab/><text:tab/></text:span><text:span text:style-name="T2">fin</text:span></text:p>
      <text:p text:style-name="P3">fin</text:p>
      <text:p text:style-name="P4"/>
      <text:p text:style-name="P2"><text:span text:style-name="T1">/* Escribir las decenas. Los números del 10 al 19 se tratan como excepciones. También el 20 frente al caso general (2x = "veinti…"). En el resto de decenas, se escribe una " y " si la unidad no es cero (ej: 3x = "treinta </text:span><text:span text:style-name="T2">y</text:span><text:span text:style-name="T1"> …") */</text:span></text:p>
      <text:p text:style-name="P2"><text:span text:style-name="T2">procedimiento</text:span><text:span text:style-name="T1"> escribir_decenas(unid es entero, dec es entero)</text:span></text:p>
      <text:p text:style-name="P3">inicio</text:p>
      <text:p text:style-name="P2"><text:span text:style-name="T1"><text:tab/></text:span><text:span text:style-name="T2">si</text:span><text:span text:style-name="T1"> (dec == 1) </text:span><text:span text:style-name="T2">entonces<text:tab/><text:tab/><text:tab/></text:span><text:span text:style-name="T1">/* Casos especiales (de 10 a 19) */</text:span></text:p>
      <text:p text:style-name="P2"><text:span text:style-name="T1"><text:tab/><text:tab/></text:span><text:span text:style-name="T2">según</text:span><text:span text:style-name="T1"> (unid) </text:span><text:span text:style-name="T2">hacer</text:span></text:p>
      <text:p text:style-name="P2"><text:span text:style-name="T1"><text:tab/><text:tab/></text:span><text:span text:style-name="T2">inicio</text:span></text:p>
      <text:p text:style-name="P4"><text:tab/><text:tab/><text:tab/>0: escribir("diez")</text:p>
      <text:p text:style-name="P4"><text:tab/><text:tab/><text:tab/>1: escribir("once")</text:p>
      <text:p text:style-name="P4"><text:tab/><text:tab/><text:tab/>2: escribir("doce")</text:p>
      <text:p text:style-name="P4"><text:tab/><text:tab/><text:tab/>3: escribir("trece")</text:p>
      <text:p text:style-name="P2"><text:span text:style-name="T1"><text:tab/><text:tab/><text:tab/></text:span><text:span text:style-name="T2">...</text:span></text:p>
      <text:p text:style-name="P4"><text:tab/><text:tab/><text:tab/>9: escribir("diecinueve")</text:p>
      <text:p text:style-name="P2"><text:span text:style-name="T1"><text:tab/><text:tab/></text:span><text:span text:style-name="T2">fin</text:span></text:p>
      <text:p text:style-name="P2"><text:span text:style-name="T1"><text:tab/></text:span><text:span text:style-name="T2">si</text:span><text:span text:style-name="T1"> (dec == 2) </text:span><text:span text:style-name="T2">entonces<text:tab/><text:tab/><text:tab/></text:span><text:span text:style-name="T1">/* De 20 a 29 */</text:span></text:p>
      <text:p text:style-name="P2"><text:span text:style-name="T1"><text:tab/></text:span><text:span text:style-name="T2">incio</text:span></text:p>
      <text:p text:style-name="P2"><text:span text:style-name="T1"><text:tab/><text:tab/></text:span><text:span text:style-name="T2">si</text:span><text:span text:style-name="T1"> (unid == 0) </text:span><text:span text:style-name="T2">entonces</text:span></text:p>
      <text:p text:style-name="P4"><text:tab/><text:tab/><text:tab/>escribir ("veinte")</text:p>
      <text:p text:style-name="P2"><text:span text:style-name="T1"><text:tab/><text:tab/></text:span><text:span text:style-name="T2">si_no</text:span></text:p>
      <text:p text:style-name="P4"><text:tab/><text:tab/><text:tab/>escribir ("veinti")</text:p>
      <text:p text:style-name="P2"><text:span text:style-name="T1"><text:tab/></text:span><text:span text:style-name="T2">fin</text:span></text:p>
      <text:p text:style-name="P2"><text:span text:style-name="T1"><text:tab/></text:span><text:span text:style-name="T2">si</text:span><text:span text:style-name="T1"> (dec &gt;= 3) </text:span><text:span text:style-name="T2">entonces<text:tab/><text:tab/></text:span><text:span text:style-name="T1"><text:tab/>/* Resto de casos (de 30 a 99) */</text:span></text:p>
      <text:p text:style-name="P2"><text:span text:style-name="T1"><text:tab/></text:span><text:span text:style-name="T2">inicio</text:span></text:p>
      <text:p text:style-name="P2"><text:span text:style-name="T1"><text:tab/><text:tab/></text:span><text:span text:style-name="T2">según</text:span><text:span text:style-name="T1"> (dec) </text:span><text:span text:style-name="T2">hacer</text:span></text:p>
      <text:p text:style-name="P2"><text:span text:style-name="T1"><text:tab/><text:tab/></text:span><text:span text:style-name="T2">inicio</text:span></text:p>
      <text:p text:style-name="P4"><text:tab/><text:tab/><text:tab/>3: escribir("treinta")</text:p>
      <text:p text:style-name="P4"><text:tab/><text:tab/><text:tab/>4: escribir("cuarenta")</text:p>
      <text:p text:style-name="P4"><text:tab/><text:tab/><text:tab/>5: escribir("cincuenta")</text:p>
      <text:p text:style-name="P2"><text:span text:style-name="T1"><text:tab/><text:tab/><text:tab/></text:span><text:span text:style-name="T2">...</text:span></text:p>
      <text:p text:style-name="P4"><text:tab/><text:tab/><text:tab/>9: escribir("noventa")</text:p>
      <text:p text:style-name="P2"><text:span text:style-name="T1"><text:tab/><text:tab/></text:span><text:span text:style-name="T2">fin</text:span></text:p>
      <text:p text:style-name="P2"><text:span text:style-name="T1"><text:tab/><text:tab/></text:span><text:span text:style-name="T2">si</text:span><text:span text:style-name="T1"> (unid != 0) </text:span><text:span text:style-name="T2">entonces</text:span></text:p>
      <text:p text:style-name="P4"><text:tab/><text:tab/><text:tab/>escribir (" y ")</text:p>
      <text:p text:style-name="P2"><text:span text:style-name="T1"><text:tab/></text:span><text:span text:style-name="T2">fin</text:span></text:p>
      <text:p text:style-name="P2"><text:span text:style-name="T2">fin</text:span><text:span text:style-name="T1"> /* procedimiento escribir_decenas */</text:span></text:p>
      <text:p text:style-name="P4"/>
      <text:p text:style-name="P4">/* Escribe las unidades. Excepción: cuando la decena es 1 (10, 11, 12, etc). Estos casos</text:p>
      <text:p text:style-name="P4">se escriben en el procedimiento escribir_decena */</text:p>
      <text:p text:style-name="P2"><text:span text:style-name="T2">procedimiento</text:span><text:span text:style-name="T1"> escribir_unidades(unid es entero, dec es entero)</text:span></text:p>
      <text:p text:style-name="P3">inicio</text:p>
      <text:p text:style-name="P2"><text:span text:style-name="T1"><text:tab/></text:span><text:span text:style-name="T2">si</text:span><text:span text:style-name="T1"> (dec != 1) </text:span><text:span text:style-name="T2">entonces<text:tab/></text:span><text:span text:style-name="T1"><text:tab/>/* Si el nº está entre 10 y 19, no escribir nada */</text:span></text:p>
      <text:p text:style-name="P2"><text:span text:style-name="T1"><text:tab/><text:tab/></text:span><text:span text:style-name="T2">según</text:span><text:span text:style-name="T1"> (unid) </text:span><text:span text:style-name="T2">hacer<text:tab/></text:span><text:span text:style-name="T1"><text:tab/>/* En cualquier otro caso, escribir la unidad */</text:span></text:p>
      <text:p text:style-name="P2"><text:span text:style-name="T1"><text:tab/><text:tab/></text:span><text:span text:style-name="T2">inicio</text:span></text:p>
      <text:p text:style-name="P4"><text:tab/><text:tab/><text:tab/>1: escribir("uno")</text:p>
      <text:p text:style-name="P4"><text:tab/><text:tab/><text:tab/>2: escribir("dos")</text:p>
      <text:p text:style-name="P4"><text:tab/><text:tab/><text:tab/>3: escribir("tres")</text:p>
      <text:p text:style-name="P2"><text:span text:style-name="T1"><text:tab/><text:tab/><text:tab/></text:span><text:span text:style-name="T2">...</text:span></text:p>
      <text:p text:style-name="P4"><text:tab/><text:tab/><text:tab/>9: escribir("nueve")</text:p>
      <text:p text:style-name="P2"><text:span text:style-name="T1"><text:tab/><text:tab/></text:span><text:span text:style-name="T2">fin</text:span></text:p>
      <text:p text:style-name="P3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algoritmo escribir_números</dc:title>
    <meta:initial-creator>IES Celia Viñas</meta:initial-creator>
    <meta:creation-date>2004-10-21T09:50:00</meta:creation-date>
    <dc:creator>Alfredo</dc:creator>
    <dc:date>2008-10-27T08:33:26</dc:date>
    <meta:print-date>2004-10-21T08:26:00</meta:print-date>
    <meta:editing-cycles>8</meta:editing-cycles>
    <meta:editing-duration>PT42M4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2" meta:paragraph-count="117" meta:word-count="591" meta:character-count="4085"/>
  </office:meta>
</office:document-meta>
</file>